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ftware Architecture Outline</text:p>
      <text:p text:style-name="Standard">Divided into six parts: sensing, low-level controllers, mid-level controllers, high-level planner, mapping and protocols.</text:p>
      <text:p text:style-name="Standard"/>
      <text:p text:style-name="Standard">Sensing:</text:p>
      <text:p text:style-name="Standard">Vision, odometry, distance sensors, knowledge of balls it picked up.</text:p>
      <text:p text:style-name="Standard">Distance sensors detect all walls, stay above balls.</text:p>
      <text:p text:style-name="Standard">Vision detects type of walls and balls. Perhaps use wall barcodes to help in localization?</text:p>
      <text:p text:style-name="Standard">Odometry uses encoders, gyro and accelerometer to keep track of position relative to starting position.</text:p>
      <text:p text:style-name="Standard">It will know the balls it picked up (specifically: type and number).</text:p>
      <text:p text:style-name="Standard"/>
      <text:p text:style-name="Standard">Low-level controllers:</text:p>
      <text:p text:style-name="Standard">Basic movement, PID controllers, obstacle avoidance (used by other low-level controllers, never used by higher-level planner/controllers)</text:p>
      <text:p text:style-name="Standard">Way-point navigation (should throw error and stop in case of obstacle in path).</text:p>
      <text:p text:style-name="Standard">Ball follower (aligns with ball to maximize probability of ball pickup on running it over)</text:p>
      <text:p text:style-name="Standard">Ball dumping (parameterized by what type of balls to dump, always dumps all balls of that type).</text:p>
      <text:p text:style-name="Standard">Align with scoring tower (mix between arduino code and computer code, since it will probably use vision)</text:p>
      <text:p text:style-name="Standard"/>
      <text:p text:style-name="Standard">Mid-level controllers:</text:p>
      <text:p text:style-name="Standard">Note: mid-level controllers are called to execute tasks in the order planned by the high-level controller. These tasks might be impossible or change our belief about the world by a lot, so the mid-level controllers should report to the planner, so it can decide whether it should replan or not.</text:p>
      <text:p text:style-name="Standard">Motion planner</text:p>
      <text:p text:style-name="Standard">Tool used by most mid-level controllers: given a goal, returns a good set of waypoints to that goal (searches in a grid, but smoothes the path). Uses a grid representation of the configuration space of the surrounding environment, by processing the current map.</text:p>
      <text:p text:style-name="Standard">Explorer</text:p>
      <text:p text:style-name="Standard">Uses a variant of the motion planner to decide what path would maximize a function of exploration: it is biased towards going to places near the ball dump spot (next to the button) and unexplored space. A planner such as an RRT would possibly be better, since it would help minimize replanning as unexplored space gets explored and obstacles are detected. When called from the ball picker, it will be more biased towards the ball dump spot.</text:p>
      <text:p text:style-name="Standard">It is parameterized by the objective: when should it stop (after a certain amount of time, when it finds a ball, …, possibly a combination of these).</text:p>
      <text:p text:style-name="Standard">Pick up balls</text:p>
      <text:p text:style-name="Standard">Controller parameterized by either how long it should try to pick up balls for, how many balls it should try to pick up or both. Always tries to minimize how long it takes to pick up the next ball. Given how many balls it should pick up, it tries to minimize how long it takes to pick them up.</text:p>
      <text:p text:style-name="Standard">Hybrid controller between a motion planner and a reactive controller. It uses a motion planner to sketch a path to the closest known ball. The moment it sees a ball, however, that plan is thrown out and it focuses on catching that ball (perhaps it can reason about how far the seen ball is versus how far the planned ball is, although it is not visible?). It replans after catching a ball.</text:p>
      <text:p text:style-name="Standard">If it doesn't know the position of any ball, it explores until it is done with its task (in exploration, it goes back to picking up a ball as soon as it sees it).</text:p>
      <text:p text:style-name="Standard">Score</text:p>
      <text:p text:style-name="Standard">Creates and follows a plan to go to the scoring tower. Once there, it aligns with the tower (uses vision to do this correctly) and dumps the balls. It the location of the scoring tower is unknown, it explores <text:soft-page-break/>until it finds it.</text:p>
      <text:p text:style-name="Standard">Push button</text:p>
      <text:p text:style-name="Standard">Goes to the button's location and presses it. If the location is unknown, it explores until it finds it.</text:p>
      <text:p text:style-name="Standard">Dump balls</text:p>
      <text:p text:style-name="Standard">Goes to the nearest transition wall and dumps all its balls (if location is unknown, explores).</text:p>
      <text:p text:style-name="Standard"/>
      <text:p text:style-name="Standard">High-level planner</text:p>
      <text:p text:style-name="Standard">Task planner that is given a discrete set of abstract actions available to the robot. It reasons about their expected reward (reward is a function of the amount of points that can be gained from the action and the amount of information about the surrounding space that can be gained) and duration of each action, based on the state. It plans to find a good sequence of actions to execute. The robot thus comes up with its own strategy autonomously. To deal with uncertainty, it replans when its belief about the world has suffered big changes. Note: big changes are understood as changes to the world state that have a big effect on the consequences of the next planned task (as in its duration and expected reward) or even make it impossible. Also, if the previous task wasn't completed successfully, it might be worth to replan in that case (this might be a topic for discussion).</text:p>
      <text:p text:style-name="Standard">Some randomization might be useful here (monte carlo tree search?)</text:p>
      <text:p text:style-name="Standard"/>
      <text:p text:style-name="Standard">Available actions:</text:p>
      <text:p text:style-name="Standard">Score (put balls in scoring tower)</text:p>
      <text:p text:style-name="Standard">Explore?</text:p>
      <text:p text:style-name="Standard">Pick up balls</text:p>
      <text:p text:style-name="Standard">Press button to release balls</text:p>
      <text:p text:style-name="Standard">Dump balls on the other side</text:p>
      <text:p text:style-name="Standard"/>
      <text:p text:style-name="Standard">State representation:</text:p>
      <text:p text:style-name="Standard">Belief about number of balls in the playing field</text:p>
      <text:p text:style-name="Standard">How many balls are inside the robot, and their colors.</text:p>
      <text:p text:style-name="Standard">Location of the robot (is it needed for the task planner at all?)</text:p>
      <text:p text:style-name="Standard">Belief describing the world (quad tree representation): location of balls, robot, walls, type of walls (normal, transition, scoring), type of balls, location of button, when the button was last pushed.</text:p>
      <text:p text:style-name="Standard"/>
      <text:p text:style-name="Standard">Grid world representation:</text:p>
      <text:p text:style-name="Standard">Each cell is considered independently of its neighbors, and has several binary beliefs:</text:p>
      <text:p text:style-name="Standard">Is there a green ball here?</text:p>
      <text:p text:style-name="Standard">Is there a red ball here?</text:p>
      <text:p text:style-name="Standard">Is there a scoring wall here?</text:p>
      <text:p text:style-name="Standard">Is there a transition wall here?</text:p>
      <text:p text:style-name="Standard">Is there a normal wall here?<text:line-break/>Is there a button here?</text:p>
      <text:p text:style-name="Standard"/>
      <text:p text:style-name="Standard">Mapping</text:p>
      <text:p text:style-name="Standard">Use distance sensors and odometry to map the world 6.01-style (each cell independent of each other, with a belief about what exists in it, in the real world, belief updated based on sensor data).</text:p>
      <text:p text:style-name="Standard">Camera tells us ball position and type, type of walls and button location. We might be able to use vision to help with mapping (if we have enough distance sensors, this is probably unnecessary).</text:p>
      <text:p text:style-name="Standard"/>
      <text:p text:style-name="Standard">Strategy:</text:p>
      <text:p text:style-name="Standard">The robot will continuously update map and localization information based on sensor data. These will <text:soft-page-break/>occur in separate threads/processes. The high-level planner will decide on what task to do next, and call the mid-level controller(s) associated with it. The robot is then left to the mid-level controller until it is done with its task, either prompting the high-level planner to replan or to move on to the next task in its plan. The robot exhibits in this way a degree of intelligence and is very autonomous, given that the low-level and mid-level controllers have no problem in handling unexpected events (they just quit and let the high-level planner deal with it), the high-level planner is capable of reasoning what the next task should be in a smart way, and the use of cells with belief states, allows us to robustly handle uncertainty.</text:p>
      <text:p text:style-name="Standard"/>
      <text:p text:style-name="Standard">Protocols</text:p>
      <text:p text:style-name="Standard">All these separate components have to talk to each other. For software running on the same computer, communication will be made through thread-safe data structures, queues and pipes.</text:p>
      <text:p text:style-name="Standard">However, serial communication requires more thought.</text:p>
      <text:p text:style-name="Standard">What is calculated in the arduino?</text:p>
      <text:p text:style-name="Standard">Odometry (relative displacement in x,y,theta), distance sensors output, balls picked up.</text:p>
      <text:p text:style-name="Standard">Special error messages (for example, asked to go somewhere and it found an obstacle in the way – can think about other possible messages)</text:p>
      <text:p text:style-name="Standard">What is sent to the arduino?</text:p>
      <text:p text:style-name="Standard">Way-points for navigation, alignment information (need to think about what this will be and what alignment really means), push button order? (a waypoint might be enough), STOP command.</text:p>
      <text:p text:style-name="Standard"/>
      <text:p text:style-name="Standard">General protocol: every message will start with a reading frame signature (one or more bytes), an ID byte and then the actual message (the length will depend on the ID byte).</text:p>
      <text:p text:style-name="Standard"/>
      <text:p text:style-name="Standard">Proposal: reading frame signature: 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Gomes</meta:initial-creator>
    <meta:creation-date>2013-01-08T15:59:50</meta:creation-date>
    <dc:date>2013-01-15T17:26:28</dc:date>
    <dc:creator>Rodrigo Gomes</dc:creator>
    <meta:editing-duration>PT4H24M55S</meta:editing-duration>
    <meta:editing-cycles>14</meta:editing-cycles>
    <meta:generator>LibreOffice/3.5$Linux_X86_64 LibreOffice_project/350m1$Build-2</meta:generator>
    <meta:printed-by>Rodrigo Gomes</meta:printed-by>
    <meta:print-date>2013-01-09T18:33:29</meta:print-date>
    <meta:document-statistic meta:table-count="0" meta:image-count="0" meta:object-count="0" meta:page-count="3" meta:paragraph-count="67" meta:word-count="1275" meta:character-count="7506" meta:non-whitespace-character-count="6298"/>
  </office:meta>
</office:document-meta>
</file>